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2in"/>
    </style:style>
    <style:style style:name="co2" style:family="table-column">
      <style:table-column-properties fo:break-before="auto" style:column-width="0.8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beGainMeasurements" table:style-name="ta1">
        <table:shapes>
          <draw:frame draw:z-index="0" draw:style-name="gr1" draw:text-style-name="P1" svg:width="6.2988in" svg:height="3.5429in" svg:x="0.2248in" svg:y="3.8067in">
            <draw:object draw:notify-on-update-of-ranges="ProbeGainMeasurements.A5:ProbeGainMeasurements.A5 ProbeGainMeasurements.A6:ProbeGainMeasurements.A19 ProbeGainMeasurements.A3:ProbeGainMeasurements.A3 ProbeGainMeasurements.B6:ProbeGainMeasurements.B17 ProbeGainMeasurements.J3:ProbeGainMeasurements.J3 ProbeGainMeasurements.K6:ProbeGainMeasurements.K19 ProbeGainMeasurements.J6:ProbeGainMeasurements.J19 ProbeGainMeasurements.D3:ProbeGainMeasurements.D3 ProbeGainMeasurements.E6:ProbeGainMeasurements.E19 ProbeGainMeasurements.D6:ProbeGainMeasurements.D19 ProbeGainMeasurements.G3:ProbeGainMeasurements.G3 ProbeGainMeasurements.H6:ProbeGainMeasurements.H18 ProbeGainMeasurements.G6:ProbeGainMeasurements.G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Test Setup:</text:p>
          </table:table-cell>
          <table:table-cell office:value-type="string" calcext:value-type="string">
            <text:p>Revision 2 Board</text:p>
          </table:table-cell>
          <table:table-cell office:value-type="string" calcext:value-type="string">
            <text:p>20mVPP from Keysight 33210A in high impedance output mode</text:p>
          </table:table-cell>
          <table:table-cell office:value-type="string" calcext:value-type="string">
            <text:p>Keysight Ouptut divided by resistor divider 22k and 1k</text:p>
          </table:table-cell>
          <table:table-cell office:value-type="string" calcext:value-type="string">
            <text:p>Signal Swept from 10Hz-20KHz</text:p>
          </table:table-cell>
          <table:table-cell office:value-type="string" calcext:value-type="string">
            <text:p>Output read from Keysight 2022A FFT in d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Board 4</text:p>
          </table:table-cell>
          <table:table-cell table:number-columns-repeated="2"/>
          <table:table-cell office:value-type="string" calcext:value-type="string">
            <text:p>Board 3</text:p>
          </table:table-cell>
          <table:table-cell table:number-columns-repeated="2"/>
          <table:table-cell office:value-type="string" calcext:value-type="string">
            <text:p>Board 2</text:p>
          </table:table-cell>
          <table:table-cell table:number-columns-repeated="2"/>
          <table:table-cell table:style-name="ce2" office:value-type="string" calcext:value-type="string">
            <text:p>Rev 1 Board 1</text:p>
          </table:table-cell>
          <table:table-cell table:style-name="ce3"/>
          <table:table-cell table:number-columns-repeated="1013"/>
        </table:table-row>
        <table:table-row table:style-name="ro1">
          <table:table-cell table:number-columns-repeated="9"/>
          <table:table-cell table:style-name="ce3"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Frequency</text:p>
          </table:table-cell>
          <table:table-cell office:value-type="string" calcext:value-type="string">
            <text:p>Magnitude (dBV)</text:p>
          </table:table-cell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Magnitude (dBV)</text:p>
          </table:table-cell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Magnitude (dBV)</text:p>
          </table:table-cell>
          <table:table-cell/>
          <table:table-cell table:style-name="ce2" office:value-type="string" calcext:value-type="string">
            <text:p>Frequency</text:p>
          </table:table-cell>
          <table:table-cell table:style-name="ce2" office:value-type="string" calcext:value-type="string">
            <text:p>Magnitude (dBV)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9.2" calcext:value-type="float">
            <text:p>-9.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7.1" calcext:value-type="float">
            <text:p>-7.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-6.8" calcext:value-type="float">
            <text:p>-6.8</text:p>
          </table:table-cell>
          <table:table-cell/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-7.5" calcext:value-type="float">
            <text:p>-7.5</text:p>
          </table:table-cell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9.5" calcext:value-type="float">
            <text:p>-9.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-7.1" calcext:value-type="float">
            <text:p>-7.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7" calcext:value-type="float">
            <text:p>-7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-7.7" calcext:value-type="float">
            <text:p>-7.7</text:p>
          </table:table-cell>
          <table:table-cell table:number-columns-repeated="101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9.3" calcext:value-type="float">
            <text:p>-9.3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-7.1" calcext:value-type="float">
            <text:p>-7.1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-7" calcext:value-type="float">
            <text:p>-7</text:p>
          </table:table-cell>
          <table:table-cell/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-7.6" calcext:value-type="float">
            <text:p>-7.6</text:p>
          </table:table-cell>
          <table:table-cell table:number-columns-repeated="101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9.5" calcext:value-type="float">
            <text:p>-9.5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-7.1" calcext:value-type="float">
            <text:p>-7.1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-7.2" calcext:value-type="float">
            <text:p>-7.2</text:p>
          </table:table-cell>
          <table:table-cell/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-7.8" calcext:value-type="float">
            <text:p>-7.8</text:p>
          </table:table-cell>
          <table:table-cell table:number-columns-repeated="101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9.6" calcext:value-type="float">
            <text:p>-9.6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-7.3" calcext:value-type="float">
            <text:p>-7.3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-7.5" calcext:value-type="float">
            <text:p>-7.5</text:p>
          </table:table-cell>
          <table:table-cell/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-7.9" calcext:value-type="float">
            <text:p>-7.9</text:p>
          </table:table-cell>
          <table:table-cell table:number-columns-repeated="101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10.2" calcext:value-type="float">
            <text:p>-10.2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-7.5" calcext:value-type="float">
            <text:p>-7.5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-8.1" calcext:value-type="float">
            <text:p>-8.1</text:p>
          </table:table-cell>
          <table:table-cell/>
          <table:table-cell table:style-name="ce2" office:value-type="float" office:value="990" calcext:value-type="float">
            <text:p>990</text:p>
          </table:table-cell>
          <table:table-cell table:style-name="ce2" office:value-type="float" office:value="-8.4" calcext:value-type="float">
            <text:p>-8.4</text:p>
          </table:table-cell>
          <table:table-cell table:number-columns-repeated="1013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-10.7" calcext:value-type="float">
            <text:p>-10.7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-9.1" calcext:value-type="float">
            <text:p>-9.1</text:p>
          </table:table-cell>
          <table:table-cell/>
          <table:table-cell table:style-name="ce2" office:value-type="float" office:value="1410" calcext:value-type="float">
            <text:p>1410</text:p>
          </table:table-cell>
          <table:table-cell table:style-name="ce2" office:value-type="float" office:value="-8.8" calcext:value-type="float">
            <text:p>-8.8</text:p>
          </table:table-cell>
          <table:table-cell table:number-columns-repeated="1013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-11.6" calcext:value-type="float">
            <text:p>-11.6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float" office:value="-8.9" calcext:value-type="float">
            <text:p>-8.9</text:p>
          </table:table-cell>
          <table:table-cell/>
          <table:table-cell office:value-type="float" office:value="2940" calcext:value-type="float">
            <text:p>2940</text:p>
          </table:table-cell>
          <table:table-cell office:value-type="float" office:value="-10.5" calcext:value-type="float">
            <text:p>-10.5</text:p>
          </table:table-cell>
          <table:table-cell/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-9.6" calcext:value-type="float">
            <text:p>-9.6</text:p>
          </table:table-cell>
          <table:table-cell table:number-columns-repeated="1013"/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-14.8" calcext:value-type="float">
            <text:p>-14.8</text:p>
          </table:table-cell>
          <table:table-cell/>
          <table:table-cell office:value-type="float" office:value="2590" calcext:value-type="float">
            <text:p>2590</text:p>
          </table:table-cell>
          <table:table-cell office:value-type="float" office:value="-10.2" calcext:value-type="float">
            <text:p>-10.2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-12.3" calcext:value-type="float">
            <text:p>-12.3</text:p>
          </table:table-cell>
          <table:table-cell/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-11.1" calcext:value-type="float">
            <text:p>-11.1</text:p>
          </table:table-cell>
          <table:table-cell table:number-columns-repeated="1013"/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-17.4" calcext:value-type="float">
            <text:p>-17.4</text:p>
          </table:table-cell>
          <table:table-cell/>
          <table:table-cell office:value-type="float" office:value="5340" calcext:value-type="float">
            <text:p>5340</text:p>
          </table:table-cell>
          <table:table-cell office:value-type="float" office:value="-14.3" calcext:value-type="float">
            <text:p>-14.3</text:p>
          </table:table-cell>
          <table:table-cell/>
          <table:table-cell office:value-type="float" office:value="6030" calcext:value-type="float">
            <text:p>6030</text:p>
          </table:table-cell>
          <table:table-cell office:value-type="float" office:value="-14.8" calcext:value-type="float">
            <text:p>-14.8</text:p>
          </table:table-cell>
          <table:table-cell/>
          <table:table-cell table:style-name="ce2" office:value-type="float" office:value="4160" calcext:value-type="float">
            <text:p>4160</text:p>
          </table:table-cell>
          <table:table-cell table:style-name="ce2" office:value-type="float" office:value="-13" calcext:value-type="float">
            <text:p>-13</text:p>
          </table:table-cell>
          <table:table-cell table:number-columns-repeated="1013"/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float" office:value="-20.1" calcext:value-type="float">
            <text:p>-20.1</text:p>
          </table:table-cell>
          <table:table-cell/>
          <table:table-cell office:value-type="float" office:value="7710" calcext:value-type="float">
            <text:p>7710</text:p>
          </table:table-cell>
          <table:table-cell office:value-type="float" office:value="-17.1" calcext:value-type="float">
            <text:p>-17.1</text:p>
          </table:table-cell>
          <table:table-cell/>
          <table:table-cell office:value-type="float" office:value="8660" calcext:value-type="float">
            <text:p>8660</text:p>
          </table:table-cell>
          <table:table-cell office:value-type="float" office:value="-17.6" calcext:value-type="float">
            <text:p>-17.6</text:p>
          </table:table-cell>
          <table:table-cell/>
          <table:table-cell table:style-name="ce2" office:value-type="float" office:value="5990" calcext:value-type="float">
            <text:p>5990</text:p>
          </table:table-cell>
          <table:table-cell table:style-name="ce2" office:value-type="float" office:value="-15.4" calcext:value-type="float">
            <text:p>-15.4</text:p>
          </table:table-cell>
          <table:table-cell table:number-columns-repeated="1013"/>
        </table:table-row>
        <table:table-row table:style-name="ro1">
          <table:table-cell office:value-type="float" office:value="12250" calcext:value-type="float">
            <text:p>12250</text:p>
          </table:table-cell>
          <table:table-cell office:value-type="float" office:value="-23.1" calcext:value-type="float">
            <text:p>-23.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float" office:value="-20.2" calcext:value-type="float">
            <text:p>-20.2</text:p>
          </table:table-cell>
          <table:table-cell/>
          <table:table-cell office:value-type="float" office:value="12440" calcext:value-type="float">
            <text:p>12440</text:p>
          </table:table-cell>
          <table:table-cell office:value-type="float" office:value="-20.5" calcext:value-type="float">
            <text:p>-20.5</text:p>
          </table:table-cell>
          <table:table-cell/>
          <table:table-cell table:style-name="ce2" office:value-type="float" office:value="8620" calcext:value-type="float">
            <text:p>8620</text:p>
          </table:table-cell>
          <table:table-cell table:style-name="ce2" office:value-type="float" office:value="-18.4" calcext:value-type="float">
            <text:p>-18.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5910" calcext:value-type="float">
            <text:p>15910</text:p>
          </table:table-cell>
          <table:table-cell office:value-type="float" office:value="-23.1" calcext:value-type="float">
            <text:p>-23.1</text:p>
          </table:table-cell>
          <table:table-cell/>
          <table:table-cell office:value-type="float" office:value="17850" calcext:value-type="float">
            <text:p>17850</text:p>
          </table:table-cell>
          <table:table-cell office:value-type="float" office:value="-23.6" calcext:value-type="float">
            <text:p>-23.6</text:p>
          </table:table-cell>
          <table:table-cell/>
          <table:table-cell table:style-name="ce2" office:value-type="float" office:value="12400" calcext:value-type="float">
            <text:p>12400</text:p>
          </table:table-cell>
          <table:table-cell table:style-name="ce2" office:value-type="float" office:value="-21.2" calcext:value-type="float">
            <text:p>-21.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9680" calcext:value-type="float">
            <text:p>19680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table:style-name="ce2" office:value-type="float" office:value="17780" calcext:value-type="float">
            <text:p>17780</text:p>
          </table:table-cell>
          <table:table-cell table:style-name="ce2" office:value-type="float" office:value="-24.4" calcext:value-type="float">
            <text:p>-24.4</text:p>
          </table:table-cell>
          <table:table-cell table:number-columns-repeated="101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8T16:05:43.625415601</dc:date>
    <meta:editing-duration>PT13M33S</meta:editing-duration>
    <meta:editing-cycles>4</meta:editing-cycles>
    <meta:generator>LibreOffice/7.3.7.2$Linux_X86_64 LibreOffice_project/30$Build-2</meta:generator>
    <meta:document-statistic meta:table-count="1" meta:cell-count="1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07cm" svg:y="0.316cm" chart:style-name="ch2">
          <text:p>Output Comparison of Separate Probe Boards</text:p>
        </chart:title>
        <chart:legend chart:legend-position="bottom" svg:x="2.757cm" svg:y="8.395cm" style:legend-expansion="wide" chart:style-name="ch3"/>
        <chart:plot-area chart:style-name="ch4" table:cell-range-address="ProbeGainMeasurements.A5:ProbeGainMeasurements.A19 ProbeGainMeasurements.A3:ProbeGainMeasurements.A3 ProbeGainMeasurements.B6:ProbeGainMeasurements.B17 ProbeGainMeasurements.J3:ProbeGainMeasurements.J3 ProbeGainMeasurements.K6:ProbeGainMeasurements.K19 ProbeGainMeasurements.D3:ProbeGainMeasurements.D3 ProbeGainMeasurements.E6:ProbeGainMeasurements.E19 ProbeGainMeasurements.G3:ProbeGainMeasurements.G3 ProbeGainMeasurements.H6:ProbeGainMeasurements.H18" chart:data-source-has-labels="row" svg:x="1.321cm" svg:y="1.301cm" svg:width="14.359cm" svg:height="5.759cm">
          <chart:coordinate-region svg:x="2.08cm" svg:y="1.503cm" svg:width="13.028cm" svg:height="5.356cm"/>
          <chart:axis chart:dimension="x" chart:name="primary-x" chart:style-name="ch5">
            <chart:title svg:x="7.702cm" svg:y="7.24cm" chart:style-name="ch6">
              <text:p>Frequency</text:p>
            </chart:title>
            <chart:grid chart:style-name="ch7" chart:class="major"/>
          </chart:axis>
          <chart:axis chart:dimension="y" chart:name="primary-y" chart:style-name="ch8">
            <chart:title svg:x="0.451cm" svg:y="5.391cm" chart:style-name="ch9">
              <text:p>Magnitude (dBV)</text:p>
            </chart:title>
            <chart:grid chart:style-name="ch7" chart:class="major"/>
          </chart:axis>
          <chart:series chart:style-name="ch10" chart:values-cell-range-address="ProbeGainMeasurements.B6:ProbeGainMeasurements.B17" chart:label-cell-address="ProbeGainMeasurements.A3:ProbeGainMeasurements.A3" chart:class="chart:scatter">
            <chart:domain table:cell-range-address="ProbeGainMeasurements.A6:ProbeGainMeasurements.A19"/>
            <chart:data-point chart:repeated="14"/>
          </chart:series>
          <chart:series chart:style-name="ch11" chart:values-cell-range-address="ProbeGainMeasurements.K6:ProbeGainMeasurements.K19" chart:label-cell-address="ProbeGainMeasurements.J3:ProbeGainMeasurements.J3" chart:class="chart:scatter">
            <chart:domain table:cell-range-address="ProbeGainMeasurements.J6:ProbeGainMeasurements.J19"/>
            <chart:data-point chart:repeated="14"/>
          </chart:series>
          <chart:series chart:style-name="ch12" chart:values-cell-range-address="ProbeGainMeasurements.E6:ProbeGainMeasurements.E19" chart:label-cell-address="ProbeGainMeasurements.D3:ProbeGainMeasurements.D3" chart:class="chart:scatter">
            <chart:domain table:cell-range-address="ProbeGainMeasurements.D6:ProbeGainMeasurements.D19"/>
            <chart:data-point chart:repeated="14"/>
          </chart:series>
          <chart:series chart:style-name="ch13" chart:values-cell-range-address="ProbeGainMeasurements.H6:ProbeGainMeasurements.H18" chart:label-cell-address="ProbeGainMeasurements.G3:ProbeGainMeasurements.G3" chart:class="chart:scatter">
            <chart:domain table:cell-range-address="ProbeGainMeasurements.G6:ProbeGainMeasurements.G18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oard 4</text:p>
                <draw:g>
                  <svg:desc>ProbeGainMeasurements.A3:ProbeGainMeasurements.A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Rev 1 Board 1</text:p>
                <draw:g>
                  <svg:desc>ProbeGainMeasurements.J3:ProbeGainMeasurements.J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ard 3</text:p>
                <draw:g>
                  <svg:desc>ProbeGainMeasurements.D3:ProbeGainMeasurements.D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Board 2</text:p>
                <draw:g>
                  <svg:desc>ProbeGainMeasurements.G3:ProbeGainMeasurements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  <draw:g>
                  <svg:desc>ProbeGainMeasurements.A6:ProbeGainMeasurements.A19</svg:desc>
                </draw:g>
              </table:table-cell>
              <table:table-cell office:value-type="float" office:value="-9.2">
                <text:p>-9.2</text:p>
                <draw:g>
                  <svg:desc>ProbeGainMeasurements.B6:ProbeGainMeasurements.B17</svg:desc>
                </draw:g>
              </table:table-cell>
              <table:table-cell office:value-type="float" office:value="110">
                <text:p>110</text:p>
                <draw:g>
                  <svg:desc>ProbeGainMeasurements.J6:ProbeGainMeasurements.J19</svg:desc>
                </draw:g>
              </table:table-cell>
              <table:table-cell office:value-type="float" office:value="-7.5">
                <text:p>-7.5</text:p>
                <draw:g>
                  <svg:desc>ProbeGainMeasurements.K6:ProbeGainMeasurements.K19</svg:desc>
                </draw:g>
              </table:table-cell>
              <table:table-cell office:value-type="float" office:value="150">
                <text:p>150</text:p>
                <draw:g>
                  <svg:desc>ProbeGainMeasurements.D6:ProbeGainMeasurements.D19</svg:desc>
                </draw:g>
              </table:table-cell>
              <table:table-cell office:value-type="float" office:value="-7.1">
                <text:p>-7.1</text:p>
                <draw:g>
                  <svg:desc>ProbeGainMeasurements.E6:ProbeGainMeasurements.E19</svg:desc>
                </draw:g>
              </table:table-cell>
              <table:table-cell office:value-type="float" office:value="110">
                <text:p>110</text:p>
                <draw:g>
                  <svg:desc>ProbeGainMeasurements.G6:ProbeGainMeasurements.G18</svg:desc>
                </draw:g>
              </table:table-cell>
              <table:table-cell office:value-type="float" office:value="-6.8">
                <text:p>-6.8</text:p>
                <draw:g>
                  <svg:desc>ProbeGainMeasurements.H6:ProbeGainMeasurements.H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-9.5">
                <text:p>-9.5</text:p>
              </table:table-cell>
              <table:table-cell office:value-type="float" office:value="150">
                <text:p>150</text:p>
              </table:table-cell>
              <table:table-cell office:value-type="float" office:value="-7.7">
                <text:p>-7.7</text:p>
              </table:table-cell>
              <table:table-cell office:value-type="float" office:value="190">
                <text:p>190</text:p>
              </table:table-cell>
              <table:table-cell office:value-type="float" office:value="-7.1">
                <text:p>-7.1</text:p>
              </table:table-cell>
              <table:table-cell office:value-type="float" office:value="150">
                <text:p>15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0">
                <text:p>230</text:p>
              </table:table-cell>
              <table:table-cell office:value-type="float" office:value="-9.3">
                <text:p>-9.3</text:p>
              </table:table-cell>
              <table:table-cell office:value-type="float" office:value="230">
                <text:p>230</text:p>
              </table:table-cell>
              <table:table-cell office:value-type="float" office:value="-7.6">
                <text:p>-7.6</text:p>
              </table:table-cell>
              <table:table-cell office:value-type="float" office:value="310">
                <text:p>310</text:p>
              </table:table-cell>
              <table:table-cell office:value-type="float" office:value="-7.1">
                <text:p>-7.1</text:p>
              </table:table-cell>
              <table:table-cell office:value-type="float" office:value="340">
                <text:p>34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0">
                <text:p>340</text:p>
              </table:table-cell>
              <table:table-cell office:value-type="float" office:value="-9.5">
                <text:p>-9.5</text:p>
              </table:table-cell>
              <table:table-cell office:value-type="float" office:value="340">
                <text:p>340</text:p>
              </table:table-cell>
              <table:table-cell office:value-type="float" office:value="-7.8">
                <text:p>-7.8</text:p>
              </table:table-cell>
              <table:table-cell office:value-type="float" office:value="420">
                <text:p>420</text:p>
              </table:table-cell>
              <table:table-cell office:value-type="float" office:value="-7.1">
                <text:p>-7.1</text:p>
              </table:table-cell>
              <table:table-cell office:value-type="float" office:value="690">
                <text:p>690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0">
                <text:p>460</text:p>
              </table:table-cell>
              <table:table-cell office:value-type="float" office:value="-9.6">
                <text:p>-9.6</text:p>
              </table:table-cell>
              <table:table-cell office:value-type="float" office:value="690">
                <text:p>690</text:p>
              </table:table-cell>
              <table:table-cell office:value-type="float" office:value="-7.9">
                <text:p>-7.9</text:p>
              </table:table-cell>
              <table:table-cell office:value-type="float" office:value="610">
                <text:p>610</text:p>
              </table:table-cell>
              <table:table-cell office:value-type="float" office:value="-7.3">
                <text:p>-7.3</text:p>
              </table:table-cell>
              <table:table-cell office:value-type="float" office:value="990">
                <text:p>990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0">
                <text:p>950</text:p>
              </table:table-cell>
              <table:table-cell office:value-type="float" office:value="-10.2">
                <text:p>-10.2</text:p>
              </table:table-cell>
              <table:table-cell office:value-type="float" office:value="990">
                <text:p>990</text:p>
              </table:table-cell>
              <table:table-cell office:value-type="float" office:value="-8.4">
                <text:p>-8.4</text:p>
              </table:table-cell>
              <table:table-cell office:value-type="float" office:value="880">
                <text:p>880</text:p>
              </table:table-cell>
              <table:table-cell office:value-type="float" office:value="-7.5">
                <text:p>-7.5</text:p>
              </table:table-cell>
              <table:table-cell office:value-type="float" office:value="1410">
                <text:p>1410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0">
                <text:p>1410</text:p>
              </table:table-cell>
              <table:table-cell office:value-type="float" office:value="-10.7">
                <text:p>-10.7</text:p>
              </table:table-cell>
              <table:table-cell office:value-type="float" office:value="1410">
                <text:p>1410</text:p>
              </table:table-cell>
              <table:table-cell office:value-type="float" office:value="-8.8">
                <text:p>-8.8</text:p>
              </table:table-cell>
              <table:table-cell office:value-type="float" office:value="1260">
                <text:p>1260</text:p>
              </table:table-cell>
              <table:table-cell office:value-type="float" office:value="-8">
                <text:p>-8</text:p>
              </table:table-cell>
              <table:table-cell office:value-type="float" office:value="2020">
                <text:p>2020</text:p>
              </table:table-cell>
              <table:table-cell office:value-type="float" office:value="-9.1">
                <text:p>-9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0">
                <text:p>2020</text:p>
              </table:table-cell>
              <table:table-cell office:value-type="float" office:value="-11.6">
                <text:p>-11.6</text:p>
              </table:table-cell>
              <table:table-cell office:value-type="float" office:value="2020">
                <text:p>2020</text:p>
              </table:table-cell>
              <table:table-cell office:value-type="float" office:value="-9.6">
                <text:p>-9.6</text:p>
              </table:table-cell>
              <table:table-cell office:value-type="float" office:value="1790">
                <text:p>1790</text:p>
              </table:table-cell>
              <table:table-cell office:value-type="float" office:value="-8.9">
                <text:p>-8.9</text:p>
              </table:table-cell>
              <table:table-cell office:value-type="float" office:value="2940">
                <text:p>2940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20">
                <text:p>4120</text:p>
              </table:table-cell>
              <table:table-cell office:value-type="float" office:value="-14.8">
                <text:p>-14.8</text:p>
              </table:table-cell>
              <table:table-cell office:value-type="float" office:value="2900">
                <text:p>2900</text:p>
              </table:table-cell>
              <table:table-cell office:value-type="float" office:value="-11.1">
                <text:p>-11.1</text:p>
              </table:table-cell>
              <table:table-cell office:value-type="float" office:value="2590">
                <text:p>2590</text:p>
              </table:table-cell>
              <table:table-cell office:value-type="float" office:value="-10.2">
                <text:p>-10.2</text:p>
              </table:table-cell>
              <table:table-cell office:value-type="float" office:value="4200">
                <text:p>4200</text:p>
              </table:table-cell>
              <table:table-cell office:value-type="float" office:value="-12.3">
                <text:p>-12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10">
                <text:p>5910</text:p>
              </table:table-cell>
              <table:table-cell office:value-type="float" office:value="-17.4">
                <text:p>-17.4</text:p>
              </table:table-cell>
              <table:table-cell office:value-type="float" office:value="4160">
                <text:p>4160</text:p>
              </table:table-cell>
              <table:table-cell office:value-type="float" office:value="-13">
                <text:p>-13</text:p>
              </table:table-cell>
              <table:table-cell office:value-type="float" office:value="5340">
                <text:p>5340</text:p>
              </table:table-cell>
              <table:table-cell office:value-type="float" office:value="-14.3">
                <text:p>-14.3</text:p>
              </table:table-cell>
              <table:table-cell office:value-type="float" office:value="6030">
                <text:p>6030</text:p>
              </table:table-cell>
              <table:table-cell office:value-type="float" office:value="-14.8">
                <text:p>-14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40">
                <text:p>8540</text:p>
              </table:table-cell>
              <table:table-cell office:value-type="float" office:value="-20.1">
                <text:p>-20.1</text:p>
              </table:table-cell>
              <table:table-cell office:value-type="float" office:value="5990">
                <text:p>5990</text:p>
              </table:table-cell>
              <table:table-cell office:value-type="float" office:value="-15.4">
                <text:p>-15.4</text:p>
              </table:table-cell>
              <table:table-cell office:value-type="float" office:value="7710">
                <text:p>7710</text:p>
              </table:table-cell>
              <table:table-cell office:value-type="float" office:value="-17.1">
                <text:p>-17.1</text:p>
              </table:table-cell>
              <table:table-cell office:value-type="float" office:value="8660">
                <text:p>8660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50">
                <text:p>12250</text:p>
              </table:table-cell>
              <table:table-cell office:value-type="float" office:value="-23.1">
                <text:p>-23.1</text:p>
              </table:table-cell>
              <table:table-cell office:value-type="float" office:value="8620">
                <text:p>8620</text:p>
              </table:table-cell>
              <table:table-cell office:value-type="float" office:value="-18.4">
                <text:p>-18.4</text:p>
              </table:table-cell>
              <table:table-cell office:value-type="float" office:value="11100">
                <text:p>11100</text:p>
              </table:table-cell>
              <table:table-cell office:value-type="float" office:value="-20.2">
                <text:p>-20.2</text:p>
              </table:table-cell>
              <table:table-cell office:value-type="float" office:value="12440">
                <text:p>12440</text:p>
              </table:table-cell>
              <table:table-cell office:value-type="float" office:value="-20.5">
                <text:p>-2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00">
                <text:p>12400</text:p>
              </table:table-cell>
              <table:table-cell office:value-type="float" office:value="-21.2">
                <text:p>-21.2</text:p>
              </table:table-cell>
              <table:table-cell office:value-type="float" office:value="15910">
                <text:p>15910</text:p>
              </table:table-cell>
              <table:table-cell office:value-type="float" office:value="-23.1">
                <text:p>-23.1</text:p>
              </table:table-cell>
              <table:table-cell office:value-type="float" office:value="17850">
                <text:p>17850</text:p>
              </table:table-cell>
              <table:table-cell office:value-type="float" office:value="-23.6">
                <text:p>-23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80">
                <text:p>17780</text:p>
              </table:table-cell>
              <table:table-cell office:value-type="float" office:value="-24.4">
                <text:p>-24.4</text:p>
              </table:table-cell>
              <table:table-cell office:value-type="float" office:value="19680">
                <text:p>19680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